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P18" style:parent-style-name="Normální" style:family="paragraph">
      <style:paragraph-properties fo:text-align="justify"/>
      <style:text-properties style:font-name-complex="Calibri" fo:font-size="11pt" style:font-size-asian="11pt" style:font-size-complex="11pt" style:language-asian="en" style:country-asian="US"/>
    </style:style>
    <style:style style:name="P19" style:parent-style-name="Normální" style:family="paragraph">
      <style:paragraph-properties fo:text-align="justify"/>
      <style:text-properties style:font-name-complex="Calibri" fo:font-size="11pt" style:font-size-asian="11pt" style:font-size-complex="11pt" style:language-asian="en" style:country-asian="US"/>
    </style:style>
    <style:style style:name="P20" style:parent-style-name="Normální" style:family="paragraph">
      <style:paragraph-properties fo:text-align="justify"/>
      <style:text-properties style:font-name-complex="Calibri" fo:font-size="11pt" style:font-size-asian="11pt" style:font-size-complex="11pt" style:language-asian="en" style:country-asian="US"/>
    </style:style>
    <style:style style:name="P21" style:parent-style-name="Normální" style:family="paragraph">
      <style:paragraph-properties fo:text-align="justify"/>
      <style:text-properties style:font-name-complex="Calibri" fo:font-size="11pt" style:font-size-asian="11pt" style:font-size-complex="11pt" style:language-asian="en" style:country-asian="US"/>
    </style:style>
    <style:style style:name="P22" style:parent-style-name="Normální" style:family="paragraph">
      <style:paragraph-properties fo:text-align="justify"/>
    </style:style>
    <style:style style:name="T23" style:parent-style-name="Standardnípísmoodstavce" style:family="text">
      <style:text-properties style:font-name-complex="Calibri" fo:font-size="11pt" style:font-size-asian="11pt" style:font-size-complex="11pt" style:language-asian="en" style:country-asian="US"/>
    </style:style>
    <style:style style:name="T24" style:parent-style-name="Standardnípísmoodstavce" style:family="text">
      <style:text-properties style:font-name-complex="Calibri" fo:font-size="11pt" style:font-size-asian="11pt" style:font-size-complex="11pt" style:language-asian="en" style:country-asian="US"/>
    </style:style>
    <style:style style:name="T25" style:parent-style-name="Standardnípísmoodstavce" style:family="text">
      <style:text-properties style:font-name-complex="Calibri" fo:font-size="11pt" style:font-size-asian="11pt" style:font-size-complex="11pt" style:language-asian="en" style:country-asian="US"/>
    </style:style>
    <style:style style:name="T26" style:parent-style-name="Hypertextovýodkaz" style:family="text">
      <style:text-properties style:font-name-complex="Calibri" fo:font-size="11pt" style:font-size-asian="11pt" style:font-size-complex="11pt" style:language-asian="en" style:country-asian="US"/>
    </style:style>
    <style:style style:name="T27" style:parent-style-name="Standardnípísmoodstavce" style:family="text">
      <style:text-properties style:font-name-complex="Calibri" fo:font-size="11pt" style:font-size-asian="11pt" style:font-size-complex="11pt" style:language-asian="en" style:country-asian="US"/>
    </style:style>
    <style:style style:name="P28" style:parent-style-name="Normální" style:family="paragraph">
      <style:paragraph-properties fo:text-align="justify"/>
      <style:text-properties style:font-name-complex="Calibri" fo:font-size="11pt" style:font-size-asian="11pt" style:font-size-complex="11pt" style:language-asian="en" style:country-asian="US"/>
    </style:style>
    <style:style style:name="P29" style:parent-style-name="Normální" style:family="paragraph">
      <style:paragraph-properties fo:text-align="justify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8/2021<text:bookmark-end text:name="Text14"/></text:p>
            <text:p text:style-name="Normální">KVOP-12603/2021<text:bookmark-end text:name="Text2"/></text:p>
            <text:p text:style-name="Normální"><text:bookmark-start text:name="Text6"/>24. 03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JUDr. R. N., advokát<text:bookmark-end text:name="Text9"/></text:p>
            <text:p text:style-name="Normální"/>
            <text:p text:style-name="Normální"/>
            <text:p text:style-name="Normální"/>
            <text:p text:style-name="Normální"/>
            <text:p text:style-name="Normální"><text:span text:style-name="T17">ID DS:<text:s/></text:span></text:p>
            <text:p text:style-name="Normální"/>
          </table:table-cell>
        </table:table-row>
      </table:table>
      <text:h text:style-name="Nadpis1" text:outline-level="1"/>
      <text:h text:style-name="Nadpis1" text:outline-level="1">Sdělení o poskytnutí informace<text:s/></text:h>
      <text:p text:style-name="Normální"/>
      <text:p text:style-name="Základnítext">Vážený pane<text:s/>doktore,</text:p>
      <text:p text:style-name="Základnítext">dne 18. března 2021 byla do Kanceláře veřejného ochránce práv doručena Vaše žádost podle zákona o svobodném přístupu k informacím, kterou<text:s/><text:span text:style-name="Silné">žádáte následující informace</text:span>:</text:p>
      <text:p text:style-name="Základnítext">„žádám o poskytnutí informace ohledně potenciální nabídky pracovního místa v Kanceláři veřejného ochránce práv pro osobu zdravotně postiženou.“</text:p>
      <text:p text:style-name="Základnítext">Ve své žádosti popisujete konkrétního uchazeče o zaměstnání, včetně jeho dosaženého vzdělání a dalších aktivit. Současně žádáte „o poskytnutí informace, zda existuje v současné době či v blízké budoucnosti možnost osobu výše popsanou přijmout do pracovního poměru, případně s touto osobou uzavřít dohodu o pracovní činnosti v Kanceláři veřejného ochránce práv. Pokud by zde taková možnost existovala, žádám Vás taktéž o informaci ohledně potenciálně očekávaného nástupního platu/mzdy/odměny z dohody osoby výše popsané a taktéž v jakém časovém horizontu by mohla osoba výše popsaná k výkonu práce, resp. pracovní činnosti nastoupit.“</text:p>
      <text:p text:style-name="Základnítext">K Vaší žádosti<text:s/><text:span text:style-name="Silné">poskytuji následující informace</text:span>:</text:p>
      <text:p text:style-name="P18">Prověřil jsem<text:s/>současné volné personální kapacity Kanceláře veřejného ochránce práv v rámci Odboru vnitřní správy a Sekce právní, s ohledem na dosažené vzdělání uchazeče.</text:p>
      <text:p text:style-name="P19"/>
      <text:p text:style-name="P20">V tuto chvíli bohužel vhodné volné pracovní místo v Kanceláři veřejného ochránce práv nemáme.<text:s/></text:p>
      <text:p text:style-name="P21"/>
      <text:p text:style-name="P22"><text:span text:style-name="T23">Nav</text:span><text:span text:style-name="T24">rhuji však, aby Vámi zmiňovaný uchazeč, v případě přetrvávajícího zájmu o práci v Kanceláři veřejného ochránce práv, zaslal svůj životopis, nebo alespoň základní informace s kontaktními údaji. Informace je možné zaslat e-mailem vedoucí Odboru péče o zaměst</text:span><text:span text:style-name="T25">nance, Mgr. Gabriele Lžičařové, na e-mailovou adresu:<text:s/></text:span><text:a xlink:href="mailto:gabriela.lzicarova@ochrance.cz" office:target-frame-name="_top" xlink:show="replace"><text:span text:style-name="T26">gabriela.lzicarova@ochrance.cz</text:span></text:a><text:span text:style-name="T27">.</text:span></text:p>
      <text:p text:style-name="P28"/>
      <text:p text:style-name="P29">V případě, že by se vhodná pozice v Kanceláři veřejného ochránce práv objevila, budeme jej kontaktovat. Zaslané informace si pro účely výběrových řízení, pokud bude pan uchazeč souhlasit, ponecháváme po dobu dvou let.</text:p>
      <text:soft-page-break/>
      <text:p text:style-name="Základnítext">S pozdravem <text:s/><text:tab/></text:p>
      <text:p text:style-name="Základnítext"/>
      <text:p text:style-name="Základnítext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Normální"/>
      <text:p text:style-name="Normální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8WHR*</text:span></text:p>
        <text:p text:style-name="P12"><text:span text:style-name="T13">KVOPX00B8WHR</text:span>KVOPX00B8WHR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4-01T10:39:00Z</meta:creation-date>
    <dc:date>2021-04-01T10:43:00Z</dc:date>
    <meta:print-date>2016-06-27T07:08:00Z</meta:print-date>
    <meta:template xlink:href="KVOP_dopis%20vedoucího" xlink:type="simple"/>
    <meta:editing-cycles>4</meta:editing-cycles>
    <meta:editing-duration>PT60S</meta:editing-duration>
    <meta:user-defined meta:name="ContentTypeId">0x010100D3A71DC738674B4893D02C4CA0E22FAC</meta:user-defined>
    <meta:document-statistic meta:page-count="2" meta:paragraph-count="4" meta:word-count="317" meta:character-count="2189" meta:row-count="15" meta:non-whitespace-character-count="1876"/>
  </office:meta>
</office:document-meta>
</file>